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style:paragraph-properties fo:margin-top="0in" fo:margin-bottom="0in"/>
      <style:text-properties style:font-name="Arial1" fo:font-size="8pt" style:font-name-asian="Times New Roman" style:font-size-asian="8pt" style:font-name-complex="Arial2" style:font-size-complex="8pt"/>
    </style:style>
    <style:style style:name="P5" style:family="paragraph" style:parent-style-name="Standard">
      <style:paragraph-properties fo:margin-top="0in" fo:margin-bottom="0in" fo:line-height="100%"/>
      <style:text-properties style:font-name="Arial1" fo:font-size="8pt" style:font-name-asian="Times New Roman" style:font-size-asian="8pt" style:font-name-complex="Arial2" style:font-size-complex="8pt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1" fo:font-size="8pt" style:font-name-asian="Times New Roman" style:font-size-asian="8pt" style:font-name-complex="Arial2" style:font-size-complex="8pt"/>
    </style:style>
    <style:style style:name="P7" style:family="paragraph" style:parent-style-name="Standard">
      <style:paragraph-properties fo:margin-top="0in" fo:margin-bottom="0in"/>
      <style:text-properties style:font-name="Arial1" fo:font-size="8pt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Arial1" fo:font-size="8pt" style:font-name-asian="Times New Roman" style:font-size-asian="8pt" style:font-name-complex="Arial2" style:font-size-complex="8pt"/>
    </style:style>
    <style:style style:name="P10" style:family="paragraph" style:parent-style-name="Standard" style:master-page-name="Standard">
      <style:paragraph-properties fo:margin-top="0in" fo:margin-bottom="0in" fo:line-height="100%" style:page-number="auto"/>
    </style:style>
    <style:style style:name="T1" style:family="text">
      <style:text-properties style:font-name="Arial1" fo:font-size="8pt" style:font-name-asian="Times New Roman" style:font-size-asian="8pt" style:font-name-complex="Arial2" style:font-size-complex="8pt"/>
    </style:style>
    <style:style style:name="T2" style:family="text">
      <style:text-properties style:font-name="Arial1" fo:font-size="8pt" style:font-name-asian="Times New Roman" style:font-size-asian="8pt" style:font-name-complex="Arial2" style:font-size-complex="8pt" style:font-style-complex="italic" style:font-weight-complex="bold"/>
    </style:style>
    <style:style style:name="T3" style:family="text">
      <style:text-properties style:font-name="Arial1" fo:font-size="8pt" style:font-name-asian="Times New Roman" style:font-size-asian="8pt" style:font-name-complex="Arial2" style:font-size-complex="8pt" style:font-weight-complex="bold"/>
    </style:style>
    <style:style style:name="T4" style:family="text">
      <style:text-properties style:font-name="Arial1" fo:font-size="8pt" fo:language="en" fo:country="AU" style:font-name-asian="Times New Roman" style:font-size-asian="8pt" style:font-name-complex="Arial2" style:font-size-complex="8pt"/>
    </style:style>
    <style:style style:name="T5" style:family="text">
      <style:text-properties style:font-name="Arial1" fo:font-size="8pt" fo:font-style="italic" style:font-name-asian="Times New Roman" style:font-size-asian="8pt" style:font-style-asian="italic" style:font-name-complex="Arial2" style:font-size-complex="8pt"/>
    </style:style>
    <style:style style:name="T6" style:family="text">
      <style:text-properties style:font-name="Arial1" fo:font-size="8pt" style:font-size-asian="8pt" style:font-name-complex="Arial2" style:font-size-complex="8pt"/>
    </style:style>
    <style:style style:name="T7" style:family="text">
      <style:text-properties style:font-name="Arial1" fo:font-size="8pt" fo:language="it" fo:country="IT" style:font-name-asian="Times New Roman" style:font-size-asian="8pt" style:font-name-complex="Arial2" style:font-size-complex="8pt"/>
    </style:style>
    <style:style style:name="T8" style:family="text">
      <style:text-properties style:font-name="Arial1" fo:font-size="8pt" fo:font-weight="bold" style:font-name-asian="Times New Roman" style:font-size-asian="8pt" style:font-weight-asian="bold" style:font-name-complex="Arial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ock</text:span></text:p>
      <text:p text:style-name="P2"><text:span text:style-name="T1">of tennis balls—</text:span></text:p>
      <text:p text:style-name="P2"><text:span text:style-name="T1">the heat</text:span></text:p>
      <text:p text:style-name="P2"><text:span text:style-name="T1"> </text:span></text:p>
      <text:p text:style-name="P2"><text:span text:style-name="T1">Gwenn Gurnack</text:span></text:p>
      <text:p text:style-name="P2"><text:span text:style-name="T1">Boston, Massachusetts</text:span></text:p>
      <text:p text:style-name="P5"/>
      <text:p text:style-name="P5"/>
      <text:p text:style-name="P1"><text:span text:style-name="T1">longest day<text:line-break/>rolling each awning<text:line-break/>out to its limit<text:line-break/><text:line-break/>Michele L. Harvey<text:line-break/>Hamilton, New York</text:span></text:p>
      <text:p text:style-name="P4"/>
      <text:p text:style-name="P4"/>
      <text:p text:style-name="P1"><text:span text:style-name="T1">summit<text:line-break/>a gnat's weight<text:line-break/>on my nose<text:line-break/><text:line-break/>John Hawk<text:line-break/>Columbus, Ohio</text:span></text:p>
      <text:p text:style-name="P4"/>
      <text:p text:style-name="P4"/>
      <text:p text:style-name="P2"><text:span text:style-name="T1">bottom of the canyon</text:span></text:p>
      <text:p text:style-name="P2"><text:span text:style-name="T1">a brochure</text:span></text:p>
      <text:p text:style-name="P2"><text:span text:style-name="T1">of spectacular views</text:span></text:p>
      <text:p text:style-name="P2"><text:span text:style-name="T1"> </text:span></text:p>
      <text:p text:style-name="P2"><text:span text:style-name="T1">LeRoy Gorman</text:span></text:p>
      <text:p text:style-name="P2"><text:span text:style-name="T1">Napanee, Ontario, Canada</text:span></text:p>
      <text:p text:style-name="P5"/>
      <text:p text:style-name="P5"/>
      <text:p text:style-name="P2"><text:span text:style-name="T1">swallowtail</text:span></text:p>
      <text:p text:style-name="P2"><text:span text:style-name="T1">maybe I'll</text:span></text:p>
      <text:p text:style-name="P2"><text:span text:style-name="T1">say yes</text:span></text:p>
      <text:p text:style-name="P2"><text:span text:style-name="T1"> </text:span></text:p>
      <text:p text:style-name="P2"><text:span text:style-name="T1">Francine Banwarth</text:span></text:p>
      <text:p text:style-name="P2"><text:span text:style-name="T1">Dubuque, Iowa</text:span></text:p>
      <text:p text:style-name="P5"/>
      <text:p text:style-name="P5"/>
      <text:p text:style-name="P3"><text:span text:style-name="T1">doll house—</text:span></text:p>
      <text:p text:style-name="P3"><text:span text:style-name="T1">my daughter changes </text:span></text:p>
      <text:p text:style-name="P3"><text:span text:style-name="T1">her mind again</text:span></text:p>
      <text:p text:style-name="P6"/>
      <text:p text:style-name="P3"><text:span text:style-name="T1">Tomislav Maretić</text:span></text:p>
      <text:p text:style-name="P3"><text:span text:style-name="T1">Vrapche, Croatia</text:span></text:p>
      <text:p text:style-name="P5"/>
      <text:p text:style-name="P5"/>
      <text:p text:style-name="P2"><text:span text:style-name="T1">sagging porch<text:line-break/>my conversation<text:line-break/>with a stray dog</text:span></text:p>
      <text:p text:style-name="P2"><text:span text:style-name="T1"> </text:span></text:p>
      <text:p text:style-name="P2"><text:span text:style-name="T1">Lynne Steel</text:span></text:p>
      <text:p text:style-name="P2"><text:span text:style-name="T1">Hillsboro Beach, Florida</text:span></text:p>
      <text:p text:style-name="P5"/>
      <text:p text:style-name="P5"/>
      <text:p text:style-name="P2"><text:span text:style-name="T1">far from home</text:span></text:p>
      <text:p text:style-name="P2"><text:span text:style-name="T1">she puts a shell</text:span></text:p>
      <text:p text:style-name="P2"><text:span text:style-name="T1">to my ear</text:span></text:p>
      <text:p text:style-name="P2"><text:span text:style-name="T1"> </text:span></text:p>
      <text:p text:style-name="P2"><text:span text:style-name="T1">Stephen Toft</text:span></text:p>
      <text:p text:style-name="P2"><text:span text:style-name="T1">Lancaster, United Kingdom</text:span></text:p>
      <text:p text:style-name="P5"/>
      <text:p text:style-name="P5"/>
      <text:p text:style-name="P2"><text:span text:style-name="T1">home run<text:line-break/>moths swarm<text:line-break/>the floodlights<text:line-break/><text:line-break/></text:span><text:soft-page-break/><text:span text:style-name="T1">John Soules<text:line-break/>Wingham, Ontario, Canada </text:span></text:p>
      <text:p text:style-name="P5"/>
      <text:p text:style-name="P4"/>
      <text:p text:style-name="P1"><text:span text:style-name="T1">summer stars . . .<text:line-break/>an actor’s bow<text:line-break/>sweeps the pool of light<text:line-break/><text:line-break/>Michele L. Harvey<text:line-break/>Hamilton, New York</text:span></text:p>
      <text:p text:style-name="P1"><text:span text:style-name="T1">________________________________________</text:span></text:p>
      <text:p text:style-name="P4"/>
      <text:p text:style-name="P4"/>
      <text:p text:style-name="P2"><text:span text:style-name="T1">skin</text:span></text:p>
      <text:p text:style-name="P2"><text:span text:style-name="T1">is all I know of me . . .</text:span></text:p>
      <text:p text:style-name="P2"><text:span text:style-name="T1">distant thunder</text:span></text:p>
      <text:p text:style-name="P2"><text:span text:style-name="T1"> </text:span></text:p>
      <text:p text:style-name="P2"><text:span text:style-name="T1">Quendryth Young</text:span></text:p>
      <text:p text:style-name="P1"><text:span text:style-name="T1">Alstonville, New South Wales, Australia</text:span></text:p>
      <text:p text:style-name="P4"/>
      <text:p text:style-name="P4"/>
      <text:p text:style-name="P2"><text:span text:style-name="T1">near the horizon</text:span></text:p>
      <text:p text:style-name="P2"><text:span text:style-name="T1">a wave forms</text:span></text:p>
      <text:p text:style-name="P2"><text:span text:style-name="T1">touch me there, again</text:span></text:p>
      <text:p text:style-name="P2"><text:span text:style-name="T1"> </text:span></text:p>
      <text:p text:style-name="P2"><text:span text:style-name="T1">Eve Luckring</text:span></text:p>
      <text:p text:style-name="P2"><text:span text:style-name="T1">Los Angeles, California</text:span></text:p>
      <text:p text:style-name="P4"/>
      <text:p text:style-name="P4"/>
      <text:p text:style-name="P2"><text:span text:style-name="T1">desert motel . . .</text:span></text:p>
      <text:p text:style-name="P2"><text:span text:style-name="T1">opening the door</text:span></text:p>
      <text:p text:style-name="P2"><text:span text:style-name="T1">to starlight</text:span></text:p>
      <text:p text:style-name="P2"><text:span text:style-name="T1"> </text:span></text:p>
      <text:p text:style-name="P2"><text:span text:style-name="T1">Victor Ortiz</text:span></text:p>
      <text:p text:style-name="P2"><text:span text:style-name="T1">San Pedro, California</text:span></text:p>
      <text:p text:style-name="P4"/>
      <text:p text:style-name="P4"/>
      <text:p text:style-name="P2"><text:span text:style-name="T1">moonflower<text:line-break/>a love letter<text:line-break/>to Captain Kirk<text:line-break/><text:line-break/>Deborah P Kolodji</text:span></text:p>
      <text:p text:style-name="P2"><text:span text:style-name="T1">Temple City, California</text:span></text:p>
      <text:p text:style-name="P4"/>
      <text:p text:style-name="P4"/>
      <text:p text:style-name="P2"><text:span text:style-name="T2">screened window</text:span></text:p>
      <text:p text:style-name="P2"><text:span text:style-name="T2">the full scent</text:span></text:p>
      <text:p text:style-name="P2"><text:span text:style-name="T2">of jasmine</text:span></text:p>
      <text:p text:style-name="P2"><text:span text:style-name="T2"> </text:span></text:p>
      <text:p text:style-name="P2"><text:span text:style-name="T1">Cara Holman</text:span></text:p>
      <text:p text:style-name="P2"><text:span text:style-name="T1">Portland, Oregon</text:span></text:p>
      <text:p text:style-name="P4"/>
      <text:p text:style-name="P4"/>
      <text:p text:style-name="P1"><text:span text:style-name="T1">city alley<text:line-break/>the heart of an iris<text:line-break/>holding rain<text:line-break/><text:line-break/>Cora Whitmore   <text:line-break/>Bangor, Maine</text:span></text:p>
      <text:p text:style-name="P4"/>
      <text:p text:style-name="P4"/>
      <text:p text:style-name="P1"><text:span text:style-name="T1">heirloom roses<text:line-break/>she crunches eggshell<text:line-break/>into the black loam <text:line-break/><text:line-break/></text:span><text:soft-page-break/><text:span text:style-name="T1">Elizabeth Howard<text:line-break/>Crossville, Tennessee</text:span></text:p>
      <text:p text:style-name="P4"/>
      <text:p text:style-name="P4"/>
      <text:p text:style-name="P8"><text:span text:style-name="T1">building thunderhead—</text:span></text:p>
      <text:p text:style-name="P1"><text:span text:style-name="T1">the white hydrangea<text:line-break/>touched with blue<text:line-break/> <text:line-break/>Sandra Simpson<text:line-break/>Tauranga, New Zealand</text:span></text:p>
      <text:p text:style-name="P4"/>
      <text:p text:style-name="P4"/>
      <text:p text:style-name="P2"><text:span text:style-name="T1">beads of rain . . .<text:line-break/>raspberries holding on<text:line-break/>to summer</text:span></text:p>
      <text:p text:style-name="P2"><text:span text:style-name="T1"> </text:span></text:p>
      <text:p text:style-name="P2"><text:span text:style-name="T1">Susan Constable</text:span></text:p>
      <text:p text:style-name="P2"><text:span text:style-name="T1">Nanoose Bay, British Columbia, Canada  </text:span></text:p>
      <text:p text:style-name="P4"/>
      <text:p text:style-name="P4"/>
      <text:p text:style-name="P2"><text:span text:style-name="T4">morning walk</text:span></text:p>
      <text:p text:style-name="P2"><text:span text:style-name="T4">the stranger’s dog</text:span></text:p>
      <text:p text:style-name="P2"><text:span text:style-name="T4">knows my scent</text:span></text:p>
      <text:p text:style-name="P2"><text:span text:style-name="T4"> </text:span></text:p>
      <text:p text:style-name="P2"><text:span text:style-name="T4">Greg Piko</text:span></text:p>
      <text:p text:style-name="P2"><text:span text:style-name="T4">Canberra, Australia</text:span></text:p>
      <text:p text:style-name="P1"><text:span text:style-name="T1">________________________________________</text:span></text:p>
      <text:p text:style-name="P4"/>
      <text:p text:style-name="P4"/>
      <text:p text:style-name="P2"><text:span text:style-name="T1">olive sea<text:line-break/>I disappear into another<text:line-break/>gray day<text:line-break/><text:line-break/>Deborah P Kolodji</text:span></text:p>
      <text:p text:style-name="P2"><text:span text:style-name="T1">Temple City, California</text:span></text:p>
      <text:p text:style-name="P4"/>
      <text:p text:style-name="P4"/>
      <text:p text:style-name="P2"><text:span text:style-name="T1">lame doe at dusk</text:span></text:p>
      <text:p text:style-name="P2"><text:span text:style-name="T1">shifting the weight</text:span></text:p>
      <text:p text:style-name="P8"><text:span text:style-name="T1">of my day</text:span></text:p>
      <text:p text:style-name="P8"><text:span text:style-name="T1"> </text:span></text:p>
      <text:p text:style-name="P2"><text:span text:style-name="T1">Michele Root-Bernstein</text:span></text:p>
      <text:p text:style-name="P8"><text:span text:style-name="T1">East Lansing, Michigan</text:span></text:p>
      <text:p text:style-name="P4"/>
      <text:p text:style-name="P4"/>
      <text:p text:style-name="P2"><text:span text:style-name="T1">too late</text:span></text:p>
      <text:p text:style-name="P2"><text:span text:style-name="T1">to call him dad</text:span></text:p>
      <text:p text:style-name="P2"><text:span text:style-name="T1">autumn leaves</text:span></text:p>
      <text:p text:style-name="P2"><text:span text:style-name="T1"> </text:span></text:p>
      <text:p text:style-name="P2"><text:span text:style-name="T3">Marcus Larsson</text:span></text:p>
      <text:p text:style-name="P2"><text:span text:style-name="T1">Växjö, Sweden</text:span></text:p>
      <text:p text:style-name="P4"/>
      <text:p text:style-name="P4"/>
      <text:p text:style-name="P2"><text:span text:style-name="T1">Mom’s ashes pass</text:span></text:p>
      <text:p text:style-name="P2"><text:span text:style-name="T1">through airport security</text:span></text:p>
      <text:p text:style-name="P2"><text:span text:style-name="T1">autumn evening</text:span></text:p>
      <text:p text:style-name="P2"><text:span text:style-name="T1"> </text:span></text:p>
      <text:p text:style-name="P2"><text:span text:style-name="T1">Carolyn Hall</text:span></text:p>
      <text:p text:style-name="P2"><text:span text:style-name="T1">San Francisco, California</text:span></text:p>
      <text:p text:style-name="P4"/>
      <text:p text:style-name="P4"/>
      <text:p text:style-name="P2"><text:span text:style-name="T1">autumn sunset<text:line-break/>the flutter of the sail<text:line-break/>as it loses wind</text:span></text:p>
      <text:p text:style-name="P2"><text:span text:style-name="T1"> </text:span></text:p>
      <text:p text:style-name="P1"><text:soft-page-break/><text:span text:style-name="T1">Polona Oblak<text:line-break/>Ljubljana, Slovenia</text:span></text:p>
      <text:p text:style-name="P4"/>
      <text:p text:style-name="P4"/>
      <text:p text:style-name="P2"><text:span text:style-name="T1">first night of fall . . .<text:line-break/>most of the moon<text:line-break/>spills through the leaves<text:line-break/><text:line-break/>Bill Pauly</text:span></text:p>
      <text:p text:style-name="P2"><text:span text:style-name="T1">Dubuque, Iowa</text:span></text:p>
      <text:p text:style-name="P4"/>
      <text:p text:style-name="P4"/>
      <text:p text:style-name="P2"><text:span text:style-name="T1">pale moon</text:span></text:p>
      <text:p text:style-name="P2"><text:span text:style-name="T1">my childhood gone</text:span></text:p>
      <text:p text:style-name="P2"><text:span text:style-name="T1">with her last breath</text:span></text:p>
      <text:p text:style-name="P2"><text:span text:style-name="T1"> </text:span></text:p>
      <text:p text:style-name="P2"><text:span text:style-name="T1">Thomas W. Schurin </text:span></text:p>
      <text:p text:style-name="P2"><text:span text:style-name="T1">Cary, Illinois</text:span></text:p>
      <text:p text:style-name="P4"/>
      <text:p text:style-name="P4"/>
      <text:p text:style-name="P2"><text:span text:style-name="T1">another dream </text:span></text:p>
      <text:p text:style-name="P2"><text:span text:style-name="T1">about the otherworld—</text:span></text:p>
      <text:p text:style-name="P2"><text:span text:style-name="T1">pressed flowers</text:span></text:p>
      <text:p text:style-name="P2"><text:span text:style-name="T1"> </text:span></text:p>
      <text:p text:style-name="P2"><text:span text:style-name="T1">Duro Jaiye</text:span></text:p>
      <text:p text:style-name="P2"><text:span text:style-name="T1">Hirakata, Japan</text:span></text:p>
      <text:p text:style-name="P4"/>
      <text:p text:style-name="P4"/>
      <text:p text:style-name="P2"><text:span text:style-name="T1">baby photos<text:line-break/>from my birth mother . . .</text:span></text:p>
      <text:p text:style-name="P2"><text:span text:style-name="T1">how do I say hello to me</text:span></text:p>
      <text:p text:style-name="P5"/>
      <text:p text:style-name="P2"><text:span text:style-name="T1">Alan Summers<text:line-break/>Bradford on Avon, England </text:span></text:p>
      <text:p text:style-name="P4"/>
      <text:p text:style-name="P4"/>
      <text:p text:style-name="P2"><text:span text:style-name="T1">old postcard<text:line-break/>a steamship voyage<text:line-break/>on a stamp<text:line-break/><text:line-break/>Tom Rault</text:span></text:p>
      <text:p text:style-name="P2"><text:span text:style-name="T1">Oss, The Netherlands</text:span></text:p>
      <text:p text:style-name="P1"><text:span text:style-name="T1">________________________________________</text:span></text:p>
      <text:p text:style-name="P4"/>
      <text:p text:style-name="P4"/>
      <text:p text:style-name="P1"><text:span text:style-name="T1">piano practice<text:line-break/>leaves swirl  <text:line-break/></text:span><text:span text:style-name="T5">allegro con brio</text:span><text:span text:style-name="T1"><text:line-break/><text:line-break/>Roberta Beary<text:line-break/>Washington, District of Columbia</text:span></text:p>
      <text:p text:style-name="P4"/>
      <text:p text:style-name="P4"/>
      <text:p text:style-name="P1"><text:span text:style-name="T1">autumn wind<text:line-break/>I take what I want<text:line-break/>of the apples<text:line-break/><text:line-break/>Gregory Hopkins<text:line-break/>Weaver, Alabama</text:span></text:p>
      <text:p text:style-name="P4"/>
      <text:p text:style-name="P4"/>
      <text:p text:style-name="P2"><text:span text:style-name="T1">scudding moon <text:line-break/>a starfish holds fast<text:line-break/>to the hull</text:span></text:p>
      <text:p text:style-name="P2"><text:span text:style-name="T1"> </text:span></text:p>
      <text:p text:style-name="P2"><text:soft-page-break/><text:span text:style-name="T1">Lorin Ford</text:span></text:p>
      <text:p text:style-name="P2"><text:span text:style-name="T1">Melbourne, Victoria, Australia</text:span></text:p>
      <text:p text:style-name="P4"/>
      <text:p text:style-name="P4"/>
      <text:p text:style-name="P1"><text:span text:style-name="T1">October fest<text:line-break/>too much oom-pah-pah<text:line-break/>in the mustard<text:line-break/><text:line-break/>Adelaide Shaw<text:line-break/>Millbrook, New York</text:span></text:p>
      <text:p text:style-name="P4"/>
      <text:p text:style-name="P4"/>
      <text:p text:style-name="P2"><text:span text:style-name="T1">neck</text:span></text:p>
      <text:p text:style-name="P2"><text:span text:style-name="T1">&amp; neck—</text:span></text:p>
      <text:p text:style-name="P2"><text:span text:style-name="T1">geese</text:span></text:p>
      <text:p text:style-name="P7"/>
      <text:p text:style-name="P1"><text:span text:style-name="T6">Alan S. Bridges</text:span></text:p>
      <text:p text:style-name="P1"><text:span text:style-name="T6">Littleton, Massachusetts</text:span></text:p>
      <text:p text:style-name="P4"/>
      <text:p text:style-name="P4"/>
      <text:p text:style-name="P8"><text:span text:style-name="T1">leaves in the wind . . .</text:span></text:p>
      <text:p text:style-name="P8"><text:span text:style-name="T1">this time</text:span></text:p>
      <text:p text:style-name="P8"><text:span text:style-name="T1">I let him go</text:span></text:p>
      <text:p text:style-name="P8"><text:span text:style-name="T1"> </text:span></text:p>
      <text:p text:style-name="P8"><text:span text:style-name="T1">Naia</text:span></text:p>
      <text:p text:style-name="P2"><text:span text:style-name="T1">Temecula, California</text:span></text:p>
      <text:p text:style-name="P4"/>
      <text:p text:style-name="P4"/>
      <text:p text:style-name="P2"><text:span text:style-name="T1">first names<text:line-break/>no longer in fashion<text:line-break/>weathered headstones<text:line-break/><text:line-break/>John Soules<text:line-break/>Wingham, Ontario, Canada </text:span></text:p>
      <text:p text:style-name="P4"/>
      <text:p text:style-name="P4"/>
      <text:p text:style-name="P2"><text:span text:style-name="T1">godless month<text:line-break/>a double rainbow<text:line-break/>spans the mourners</text:span></text:p>
      <text:p text:style-name="P2"><text:span text:style-name="T1"> </text:span></text:p>
      <text:p text:style-name="P2"><text:span text:style-name="T1">Berenice Mortimer</text:span></text:p>
      <text:p text:style-name="P1"><text:span text:style-name="T1">Westlock, Alberta, Canada</text:span></text:p>
      <text:p text:style-name="P4"/>
      <text:p text:style-name="P4"/>
      <text:p text:style-name="P2"><text:span text:style-name="T1">between roots and branches<text:line-break/>centuries<text:line-break/>and a child's swing</text:span></text:p>
      <text:p text:style-name="P2"><text:span text:style-name="T1"> </text:span></text:p>
      <text:p text:style-name="P2"><text:span text:style-name="T1">Seánan Forbes</text:span></text:p>
      <text:p text:style-name="P2"><text:span text:style-name="T1">London, England</text:span></text:p>
      <text:p text:style-name="P4"/>
      <text:p text:style-name="P4"/>
      <text:p text:style-name="P2"><text:span text:style-name="T1">first snow</text:span></text:p>
      <text:p text:style-name="P2"><text:span text:style-name="T1">cascading through cedar</text:span></text:p>
      <text:p text:style-name="P2"><text:span text:style-name="T1">a woodpecker’s call</text:span></text:p>
      <text:p text:style-name="P2"><text:span text:style-name="T1"> </text:span></text:p>
      <text:p text:style-name="P2"><text:span text:style-name="T1">Margaret Dornaus</text:span></text:p>
      <text:p text:style-name="P2"><text:span text:style-name="T1">Ozark, Arkansas</text:span></text:p>
      <text:p text:style-name="P1"><text:span text:style-name="T1">________________________________________</text:span></text:p>
      <text:p text:style-name="P4"/>
      <text:p text:style-name="P4"/>
      <text:p text:style-name="P2"><text:span text:style-name="T1">first flakes</text:span></text:p>
      <text:p text:style-name="P2"><text:span text:style-name="T1">the nowhere voices</text:span></text:p>
      <text:p text:style-name="P2"><text:span text:style-name="T1">of geese</text:span></text:p>
      <text:p text:style-name="P8"><text:span text:style-name="T1"> </text:span></text:p>
      <text:p text:style-name="P2"><text:span text:style-name="T1">Ann K. Schwader</text:span></text:p>
      <text:p text:style-name="P8"><text:soft-page-break/><text:span text:style-name="T1">Westminster, Colorado</text:span></text:p>
      <text:p text:style-name="P4"/>
      <text:p text:style-name="P4"/>
      <text:p text:style-name="P8"><text:span text:style-name="T1">All Saints’ Day dusk:<text:line-break/>a blackbird’s alarm call               <text:line-break/>sets off another</text:span></text:p>
      <text:p text:style-name="P2"><text:span text:style-name="T1"> </text:span></text:p>
      <text:p text:style-name="P2"><text:span text:style-name="T1">Matthew Paul</text:span></text:p>
      <text:p text:style-name="P8"><text:span text:style-name="T1">London, England</text:span></text:p>
      <text:p text:style-name="P4"/>
      <text:p text:style-name="P4"/>
      <text:p text:style-name="P1"><text:span text:style-name="T1">the snow<text:line-break/>follows grace<text:line-break/>stone soup<text:line-break/><text:line-break/>Roland Packer<text:line-break/>Hamilton, Ontario, Canada</text:span></text:p>
      <text:p text:style-name="P4"/>
      <text:p text:style-name="P4"/>
      <text:p text:style-name="P1"><text:span text:style-name="T1">folding the map<text:line-break/>part of the country ends<text:line-break/>in the ocean<text:line-break/> <text:line-break/>Gary Hotham<text:line-break/>Scaggsville, Maryland</text:span></text:p>
      <text:p text:style-name="P4"/>
      <text:p text:style-name="P4"/>
      <text:p text:style-name="P2"><text:span text:style-name="T1">first</text:span></text:p>
      <text:p text:style-name="P2"><text:span text:style-name="T1">in the last trash bag—</text:span></text:p>
      <text:p text:style-name="P2"><text:span text:style-name="T1">the box it came in</text:span></text:p>
      <text:p text:style-name="P2"><text:span text:style-name="T1"><text:line-break/>Stephen Amor<text:line-break/>Fremont, Ohio</text:span></text:p>
      <text:p text:style-name="P4"/>
      <text:p text:style-name="P4"/>
      <text:p text:style-name="P3"><text:span text:style-name="T1">New Year’s Day</text:span></text:p>
      <text:p text:style-name="P3"><text:span text:style-name="T1">the cloud that held the mountain</text:span></text:p>
      <text:p text:style-name="P3"><text:span text:style-name="T1">lets go</text:span></text:p>
      <text:p text:style-name="P6"/>
      <text:p text:style-name="P3"><text:span text:style-name="T1">Christopher Herold</text:span></text:p>
      <text:p text:style-name="P3"><text:span text:style-name="T1">Port Townsend, Washington</text:span></text:p>
      <text:p text:style-name="P4"/>
      <text:p text:style-name="P4"/>
      <text:p text:style-name="P8"><text:span text:style-name="T1">winter frost—</text:span></text:p>
      <text:p text:style-name="P8"><text:span text:style-name="T1">the sword’s sharp shine</text:span></text:p>
      <text:p text:style-name="P8"><text:span text:style-name="T1">out of the sheath</text:span></text:p>
      <text:p text:style-name="P8"><text:span text:style-name="T1"> </text:span></text:p>
      <text:p text:style-name="P8"><text:span text:style-name="T1">Jianqing Zheng</text:span></text:p>
      <text:p text:style-name="P8"><text:span text:style-name="T1">Itta Bena, Mississippi</text:span></text:p>
      <text:p text:style-name="P4"/>
      <text:p text:style-name="P4"/>
      <text:p text:style-name="P2"><text:span text:style-name="T1">winter thaw<text:line-break/>tasting spiced cider<text:line-break/>on my lover's tongue</text:span></text:p>
      <text:p text:style-name="P2"><text:span text:style-name="T1"> </text:span></text:p>
      <text:p text:style-name="P2"><text:span text:style-name="T1">Alicia Hilton  </text:span></text:p>
      <text:p text:style-name="P2"><text:span text:style-name="T1">Wilmette, Illinois</text:span></text:p>
      <text:p text:style-name="P4"/>
      <text:p text:style-name="P4"/>
      <text:p text:style-name="P1"><text:span text:style-name="T1">a rose petal<text:line-break/>in the singing bowl . . .<text:line-break/>first blackbird<text:line-break/> <text:line-break/>Claire Everett<text:line-break/>North Yorkshire, England</text:span></text:p>
      <text:p text:style-name="P4"><text:soft-page-break/></text:p>
      <text:p text:style-name="P4"/>
      <text:p text:style-name="P2"><text:span text:style-name="T1">bare trees</text:span></text:p>
      <text:p text:style-name="P2"><text:span text:style-name="T1">a request for an update</text:span></text:p>
      <text:p text:style-name="P8"><text:span text:style-name="T1">of my bio</text:span></text:p>
      <text:p text:style-name="P8"><text:span text:style-name="T1"> </text:span></text:p>
      <text:p text:style-name="P2"><text:span text:style-name="T1">George Swede</text:span></text:p>
      <text:p text:style-name="P8"><text:span text:style-name="T1">Toronto, Ontario, Canada</text:span></text:p>
      <text:p text:style-name="P1"><text:span text:style-name="T1">________________________________________</text:span></text:p>
      <text:p text:style-name="P4"/>
      <text:p text:style-name="P4"/>
      <text:p text:style-name="P2"><text:span text:style-name="T7">glare ice</text:span></text:p>
      <text:p text:style-name="P2"><text:span text:style-name="T1">the old dog</text:span></text:p>
      <text:p text:style-name="P8"><text:span text:style-name="T1">pees on the moon</text:span></text:p>
      <text:p text:style-name="P8"><text:span text:style-name="T1"> </text:span></text:p>
      <text:p text:style-name="P2"><text:span text:style-name="T1">Grant D. Savage</text:span></text:p>
      <text:p text:style-name="P1"><text:span text:style-name="T1">Ottawa, Ontario, Canada</text:span></text:p>
      <text:p text:style-name="P4"/>
      <text:p text:style-name="P4"/>
      <text:p text:style-name="P2"><text:span text:style-name="T1">wind blown snow</text:span></text:p>
      <text:p text:style-name="P2"><text:span text:style-name="T1">a ewe’s cry</text:span></text:p>
      <text:p text:style-name="P2"><text:span text:style-name="T1">in the night</text:span></text:p>
      <text:p text:style-name="P2"><text:span text:style-name="T1">  </text:span></text:p>
      <text:p text:style-name="P2"><text:span text:style-name="T1">Angela Terry</text:span></text:p>
      <text:p text:style-name="P2"><text:span text:style-name="T1">Lake Forest Park, Washington</text:span></text:p>
      <text:p text:style-name="P5"/>
      <text:p text:style-name="P5"/>
      <text:p text:style-name="P3"><text:span text:style-name="T1">sun-bright morning</text:span></text:p>
      <text:p text:style-name="P3"><text:span text:style-name="T1">dragons of factory smoke</text:span></text:p>
      <text:p text:style-name="P3"><text:span text:style-name="T1">dissolved by wind</text:span></text:p>
      <text:p text:style-name="P6"/>
      <text:p text:style-name="P3"><text:span text:style-name="T1">Christopher Herold</text:span></text:p>
      <text:p text:style-name="P3"><text:span text:style-name="T1">Port Townsend, Washington</text:span></text:p>
      <text:p text:style-name="P5"/>
      <text:p text:style-name="P5"/>
      <text:p text:style-name="P2"><text:span text:style-name="T1">mild winter<text:line-break/>the shore ice<text:line-break/>releases its litter</text:span></text:p>
      <text:p text:style-name="P2"><text:span text:style-name="T1"> </text:span></text:p>
      <text:p text:style-name="P2"><text:span text:style-name="T1">Hilary Tann </text:span></text:p>
      <text:p text:style-name="P2"><text:span text:style-name="T1">Schuylerville, New York </text:span></text:p>
      <text:p text:style-name="P5"/>
      <text:p text:style-name="P5"/>
      <text:p text:style-name="P2"><text:span text:style-name="T1">after all the things<text:line-break/>that have gone wrong—<text:line-break/>plum blossoms<text:line-break/><text:line-break/>Sanjukta Asopa<text:line-break/>Karnataka, India</text:span></text:p>
      <text:p text:style-name="P5"/>
      <text:p text:style-name="P5"/>
      <text:p text:style-name="P2"><text:span text:style-name="T1">measuring a life</text:span></text:p>
      <text:p text:style-name="P2"><text:span text:style-name="T1">from crocus</text:span></text:p>
      <text:p text:style-name="P2"><text:span text:style-name="T1">to crocus</text:span></text:p>
      <text:p text:style-name="P2"><text:span text:style-name="T1"> </text:span></text:p>
      <text:p text:style-name="P2"><text:span text:style-name="T1">Beth McFarland</text:span></text:p>
      <text:p text:style-name="P2"><text:span text:style-name="T1">Karlsruhe, Germany</text:span></text:p>
      <text:p text:style-name="P5"/>
      <text:p text:style-name="P5"/>
      <text:p text:style-name="P2"><text:span text:style-name="T1">I find myself<text:line-break/>losing the trail . . .                     <text:line-break/>greening woods<text:line-break/><text:line-break/>Kirsty Karkow<text:line-break/>Waldoboro, Maine</text:span></text:p>
      <text:p text:style-name="P5"/>
      <text:p text:style-name="P5"/>
      <text:p text:style-name="P2"><text:span text:style-name="T1">songbirds returning . . .</text:span></text:p>
      <text:p text:style-name="P2"><text:span text:style-name="T1">the tunes my father</text:span></text:p>
      <text:p text:style-name="P2"><text:soft-page-break/><text:span text:style-name="T1">would whistle</text:span></text:p>
      <text:p text:style-name="P2"><text:span text:style-name="T1"> </text:span></text:p>
      <text:p text:style-name="P2"><text:span text:style-name="T1">Francine Banwarth</text:span></text:p>
      <text:p text:style-name="P2"><text:span text:style-name="T1">Dubuque, Iowa</text:span></text:p>
      <text:p text:style-name="P5"/>
      <text:p text:style-name="P5"/>
      <text:p text:style-name="P2"><text:span text:style-name="T1">spring cleaning—<text:line-break/>my daughter finds the key<text:line-break/>to the music box<text:line-break/><text:line-break/>Ola Lindberg<text:line-break/>Ystad, Sweden</text:span></text:p>
      <text:p text:style-name="P5"/>
      <text:p text:style-name="P5"/>
      <text:p text:style-name="P2"><text:span text:style-name="T1">trail frog<text:line-break/>the children<text:line-break/>jump back<text:line-break/><text:line-break/>John Hawk<text:line-break/>Columbus Ohio</text:span></text:p>
      <text:p text:style-name="P1"><text:span text:style-name="T1">________________________________________</text:span></text:p>
      <text:p text:style-name="P4"/>
      <text:p text:style-name="P4"/>
      <text:p text:style-name="P1"><text:span text:style-name="T1">early spring . . .<text:line-break/>specks from the sky<text:line-break/>settle near the river<text:line-break/><text:line-break/>Carol Raisfeld<text:line-break/>Atlantic Beach, New York</text:span></text:p>
      <text:p text:style-name="P4"/>
      <text:p text:style-name="P4"/>
      <text:p text:style-name="P2"><text:span text:style-name="T1">inside the bud</text:span></text:p>
      <text:p text:style-name="P2"><text:span text:style-name="T1">all the reasons</text:span></text:p>
      <text:p text:style-name="P2"><text:span text:style-name="T1">to believe</text:span></text:p>
      <text:p text:style-name="P2"><text:span text:style-name="T1"> </text:span></text:p>
      <text:p text:style-name="P2"><text:span text:style-name="T1">Claudette Russell</text:span></text:p>
      <text:p text:style-name="P2"><text:span text:style-name="T1">Hampton, Connecticut</text:span></text:p>
      <text:p text:style-name="P4"/>
      <text:p text:style-name="P4"/>
      <text:p text:style-name="P2"><text:span text:style-name="T1">the robin's song<text:line-break/>garlic shoots<text:line-break/>lift the soil<text:line-break/><text:line-break/>Dan Grace</text:span></text:p>
      <text:p text:style-name="P2"><text:span text:style-name="T1">Sheffield, South Yorkshire, United Kingdom</text:span></text:p>
      <text:p text:style-name="P4"/>
      <text:p text:style-name="P4"/>
      <text:p text:style-name="P2"><text:span text:style-name="T1">the swell </text:span></text:p>
      <text:p text:style-name="P2"><text:span text:style-name="T1">before the river splits</text:span></text:p>
      <text:p text:style-name="P2"><text:span text:style-name="T1">into another name</text:span></text:p>
      <text:p text:style-name="P2"><text:span text:style-name="T1"> </text:span></text:p>
      <text:p text:style-name="P2"><text:span text:style-name="T1">Jon Baldwin</text:span></text:p>
      <text:p text:style-name="P2"><text:span text:style-name="T1">Ramsgate, England</text:span></text:p>
      <text:p text:style-name="P5"/>
      <text:p text:style-name="P5"/>
      <text:p text:style-name="P2"><text:span text:style-name="T1">daylight saving</text:span></text:p>
      <text:p text:style-name="P2"><text:span text:style-name="T1">the neighbor’s pregnancy</text:span></text:p>
      <text:p text:style-name="P2"><text:span text:style-name="T1">begins to show</text:span></text:p>
      <text:p text:style-name="P2"><text:span text:style-name="T1"> </text:span></text:p>
      <text:p text:style-name="P2"><text:span text:style-name="T1">Cherie Hunter Day</text:span></text:p>
      <text:p text:style-name="P2"><text:span text:style-name="T1">Cupertino, California</text:span></text:p>
      <text:p text:style-name="P5"/>
      <text:p text:style-name="P4"/>
      <text:p text:style-name="P8"><text:span text:style-name="T1">from the far bank<text:line-break/>the two-note squeaks of coot chicks                    <text:line-break/>strobe the river</text:span></text:p>
      <text:p text:style-name="P8"><text:span text:style-name="T1"> </text:span></text:p>
      <text:p text:style-name="P2"><text:span text:style-name="T1">Matthew Paul</text:span></text:p>
      <text:p text:style-name="P8"><text:soft-page-break/><text:span text:style-name="T1">London, England</text:span></text:p>
      <text:p text:style-name="P4"/>
      <text:p text:style-name="P4"/>
      <text:p text:style-name="P2"><text:span text:style-name="T1">butterbur<text:line-break/>the rabbits explore<text:line-break/>a little further</text:span></text:p>
      <text:p text:style-name="P2"><text:span text:style-name="T1"> </text:span></text:p>
      <text:p text:style-name="P2"><text:span text:style-name="T1">John Barlow<text:line-break/>Ormskirk, England </text:span></text:p>
      <text:p text:style-name="P4"/>
      <text:p text:style-name="P4"/>
      <text:p text:style-name="P2"><text:span text:style-name="T1">outdoor wall<text:line-break/>banyan shoot curls<text:line-break/>in my shadow </text:span></text:p>
      <text:p text:style-name="P2"><text:span text:style-name="T1"> </text:span></text:p>
      <text:p text:style-name="P1"><text:span text:style-name="T1">Suhit Kelkar<text:line-break/>Maharashtra, India</text:span></text:p>
      <text:p text:style-name="P4"/>
      <text:p text:style-name="P4"/>
      <text:p text:style-name="P2"><text:span text:style-name="T1">Stuffed in a bus</text:span></text:p>
      <text:p text:style-name="P2"><text:span text:style-name="T1">The scent of spring</text:span></text:p>
      <text:p text:style-name="P2"><text:span text:style-name="T1">In a woman’s musk</text:span></text:p>
      <text:p text:style-name="P2"><text:span text:style-name="T1"> </text:span></text:p>
      <text:p text:style-name="P2"><text:span text:style-name="T1">Jack Galmitz</text:span></text:p>
      <text:p text:style-name="P2"><text:span text:style-name="T1">Elmhurst, New York</text:span></text:p>
      <text:p text:style-name="P4"/>
      <text:p text:style-name="P4"/>
      <text:p text:style-name="P2"><text:span text:style-name="T1">in the stream<text:line-break/>a lone fisherman <text:line-break/>that once was me</text:span></text:p>
      <text:p text:style-name="P2"><text:span text:style-name="T1">  <text:line-break/>Joseph M. Kusmiss<text:line-break/>Sanbornton, New Hampshire</text:span></text:p>
      <text:p text:style-name="P1"><text:span text:style-name="T1">________________________________________</text:span></text:p>
      <text:p text:style-name="P5"/>
      <text:p text:style-name="P4"/>
      <text:p text:style-name="P8"><text:span text:style-name="T1">stargazer lily . . .</text:span></text:p>
      <text:p text:style-name="P8"><text:span text:style-name="T1">a dab of pollen on the tip</text:span></text:p>
      <text:p text:style-name="P2"><text:span text:style-name="T1">of her nose</text:span></text:p>
      <text:p text:style-name="P2"><text:span text:style-name="T1"> </text:span></text:p>
      <text:p text:style-name="P8"><text:span text:style-name="T1">Naia</text:span></text:p>
      <text:p text:style-name="P2"><text:span text:style-name="T1">Temecula, California</text:span></text:p>
      <text:p text:style-name="P4"/>
      <text:p text:style-name="P4"/>
      <text:p text:style-name="P2"><text:span text:style-name="T1">butterfly<text:line-break/>the thought of myself<text:line-break/>not thinking</text:span></text:p>
      <text:p text:style-name="P2"><text:span text:style-name="T1"> </text:span></text:p>
      <text:p text:style-name="P2"><text:span text:style-name="T1">Bill Kenney </text:span></text:p>
      <text:p text:style-name="P2"><text:span text:style-name="T1">New York, New York</text:span></text:p>
      <text:p text:style-name="P4"/>
      <text:p text:style-name="P4"/>
      <text:p text:style-name="P2"><text:span text:style-name="T1">primrose—</text:span></text:p>
      <text:p text:style-name="P2"><text:span text:style-name="T1">a new nurse hired</text:span></text:p>
      <text:p text:style-name="P2"><text:span text:style-name="T1">in the playhouse</text:span></text:p>
      <text:p text:style-name="P2"><text:span text:style-name="T1"> </text:span></text:p>
      <text:p text:style-name="P2"><text:span text:style-name="T1">Motoko Amatsuji</text:span></text:p>
      <text:p text:style-name="P2"><text:span text:style-name="T1">Hyogo, Japan</text:span></text:p>
      <text:p text:style-name="P4"/>
      <text:p text:style-name="P4"/>
      <text:p text:style-name="P1"><text:span text:style-name="T1">yard sale—<text:line-break/>listening to sunsets<text:line-break/>in the conch shell<text:line-break/><text:line-break/>Adelaide Shaw<text:line-break/>Millbrook, New York</text:span></text:p>
      <text:p text:style-name="P4"><text:soft-page-break/></text:p>
      <text:p text:style-name="P4"/>
      <text:p text:style-name="P2"><text:span text:style-name="T1">sweetfish fall downstream</text:span></text:p>
      <text:p text:style-name="P2"><text:span text:style-name="T1">      how easily I slip</text:span></text:p>
      <text:p text:style-name="P2"><text:span text:style-name="T1">into yesterday </text:span></text:p>
      <text:p text:style-name="P2"><text:span text:style-name="T1"> </text:span></text:p>
      <text:p text:style-name="P2"><text:span text:style-name="T1">Kala Ramesh</text:span></text:p>
      <text:p text:style-name="P2"><text:span text:style-name="T1">Pune, India</text:span></text:p>
      <text:p text:style-name="P5"/>
      <text:p text:style-name="P5"/>
      <text:p text:style-name="P2"><text:span text:style-name="T1">slow current . . .</text:span></text:p>
      <text:p text:style-name="P2"><text:span text:style-name="T1">the rusting shadow</text:span></text:p>
      <text:p text:style-name="P2"><text:span text:style-name="T1">of a truss bridge</text:span></text:p>
      <text:p text:style-name="P2"><text:span text:style-name="T1">   </text:span></text:p>
      <text:p text:style-name="P2"><text:span text:style-name="T1">Mark E. Brager</text:span></text:p>
      <text:p text:style-name="P2"><text:span text:style-name="T1">Columbia, Maryland</text:span></text:p>
      <text:p text:style-name="P5"/>
      <text:p text:style-name="P5"/>
      <text:p text:style-name="P2"><text:span text:style-name="T1">our legs<text:line-break/>stir up phosphorescence<text:line-break/>the heat </text:span></text:p>
      <text:p text:style-name="P2"><text:span text:style-name="T1"> </text:span></text:p>
      <text:p text:style-name="P2"><text:span text:style-name="T1">Alice Frampton</text:span></text:p>
      <text:p text:style-name="P2"><text:span text:style-name="T1">Seabeck, Washington</text:span></text:p>
      <text:p text:style-name="P5"/>
      <text:p text:style-name="P5"/>
      <text:p text:style-name="P2"><text:span text:style-name="T1">peaceful evening<text:line-break/>the drip<text:line-break/>of oars at rest<text:line-break/><text:line-break/>Jeff Stillman<text:line-break/>Norwich, New York</text:span></text:p>
      <text:p text:style-name="P4"/>
      <text:p text:style-name="P4"/>
      <text:p text:style-name="P8"><text:span text:style-name="T1">clouds drift . . .<text:line-break/>the trail of a rain drop<text:line-break/>on a dirt covered leaf</text:span></text:p>
      <text:p text:style-name="P8"><text:span text:style-name="T1"> </text:span></text:p>
      <text:p text:style-name="P8"><text:span text:style-name="T1">K. Ramesh<text:line-break/>Chennai, India</text:span></text:p>
      <text:p text:style-name="P4"/>
      <text:p text:style-name="P4"/>
      <text:p text:style-name="P1"><text:span text:style-name="T1">dusk . . .<text:line-break/>the home plate umpire<text:line-break/>brushes it off again<text:line-break/><text:line-break/>Christopher Patchel<text:line-break/>Chicago, Illinois</text:span></text:p>
      <text:p text:style-name="P1"><text:span text:style-name="T1">________________________________________</text:span></text:p>
      <text:p text:style-name="P4"/>
      <text:p text:style-name="P4"/>
      <text:p text:style-name="P8"><text:span text:style-name="T1">rustle of palm leaves . . .<text:line-break/>fishermen play cards<text:line-break/>in the boat's shade</text:span></text:p>
      <text:p text:style-name="P8"><text:span text:style-name="T1"> </text:span></text:p>
      <text:p text:style-name="P8"><text:span text:style-name="T1">K. Ramesh<text:line-break/>Chennai, India</text:span></text:p>
      <text:p text:style-name="P4"/>
      <text:p text:style-name="P4"/>
      <text:p text:style-name="P2"><text:span text:style-name="T1">summer afternoon—<text:line-break/>the saxophone busker<text:line-break/>takes a drag</text:span></text:p>
      <text:p text:style-name="P2"><text:span text:style-name="T1"> </text:span></text:p>
      <text:p text:style-name="P2"><text:span text:style-name="T1">Marshall Bood</text:span></text:p>
      <text:p text:style-name="P2"><text:span text:style-name="T1">Regina, Saskatchewan, Canada</text:span></text:p>
      <text:p text:style-name="P5"/>
      <text:p text:style-name="P4"/>
      <text:p text:style-name="P8"><text:soft-page-break/><text:span text:style-name="T1">roadside walk</text:span></text:p>
      <text:p text:style-name="P8"><text:span text:style-name="T1">a beggar stretches</text:span></text:p>
      <text:p text:style-name="P8"><text:span text:style-name="T1">leg as hand</text:span></text:p>
      <text:p text:style-name="P9"/>
      <text:p text:style-name="P8"><text:span text:style-name="T1">Adjei Agyei-Baah</text:span></text:p>
      <text:p text:style-name="P1"><text:span text:style-name="T1">Kumasi, Ghana</text:span></text:p>
      <text:p text:style-name="P4"/>
      <text:p text:style-name="P4"/>
      <text:p text:style-name="P1"><text:span text:style-name="T1">tornado watch<text:line-break/>cricket songs carried<text:line-break/>from tall grass<text:line-break/> <text:line-break/>Johnnie Johnson Hafernik<text:line-break/>San Francisco, California</text:span></text:p>
      <text:p text:style-name="P4"/>
      <text:p text:style-name="P4"/>
      <text:p text:style-name="P2"><text:span text:style-name="T1">fiddlers’ festival</text:span></text:p>
      <text:p text:style-name="P2"><text:span text:style-name="T1">the bull frogs’</text:span></text:p>
      <text:p text:style-name="P2"><text:span text:style-name="T1">uneven harmony</text:span></text:p>
      <text:p text:style-name="P2"><text:span text:style-name="T1"> </text:span></text:p>
      <text:p text:style-name="P2"><text:span text:style-name="T1">Peg McAulay Byrd</text:span></text:p>
      <text:p text:style-name="P2"><text:span text:style-name="T1">Madison, New Jersey</text:span></text:p>
      <text:p text:style-name="P4"/>
      <text:p text:style-name="P4"/>
      <text:p text:style-name="P2"><text:span text:style-name="T1">Gypsy violin . . .<text:line-break/>the wheat harvest<text:line-break/>sparkling with fireflies<text:line-break/><text:line-break/>Tatjana Debeljački<text:line-break/>Uzice, Serbia </text:span></text:p>
      <text:p text:style-name="P4"/>
      <text:p text:style-name="P4"/>
      <text:p text:style-name="P1"><text:span text:style-name="T1">alone<text:line-break/>with Dad's old songs<text:line-break/>another night of fireflies<text:line-break/><text:line-break/>Joyce Clement<text:line-break/>Bristol, Conneticut</text:span></text:p>
      <text:p text:style-name="P4"/>
      <text:p text:style-name="P4"/>
      <text:p text:style-name="P2"><text:span text:style-name="T1">mountain pass wind</text:span></text:p>
      <text:p text:style-name="P2"><text:span text:style-name="T1">whistles through my pack frame –</text:span></text:p>
      <text:p text:style-name="P2"><text:span text:style-name="T1">a pika answers</text:span></text:p>
      <text:p text:style-name="P2"><text:span text:style-name="T1"> </text:span></text:p>
      <text:p text:style-name="P2"><text:span text:style-name="T1">Ruth Yarrow</text:span></text:p>
      <text:p text:style-name="P2"><text:span text:style-name="T1">Seattle, Washington</text:span></text:p>
      <text:p text:style-name="P5"/>
      <text:p text:style-name="P5"/>
      <text:p text:style-name="P2"><text:span text:style-name="T1">     adonis blue . . .<text:line-break/>   searching in vain<text:line-break/>among the heathcliffs<text:line-break/> <text:line-break/>Helen Buckingham<text:line-break/>Bristol, Avon, England</text:span></text:p>
      <text:p text:style-name="P5"/>
      <text:p text:style-name="P5"/>
      <text:p text:style-name="P2"><text:span text:style-name="T1">crescent moon</text:span></text:p>
      <text:p text:style-name="P2"><text:span text:style-name="T1">quiet lullaby</text:span></text:p>
      <text:p text:style-name="P2"><text:span text:style-name="T1">from the rocker</text:span></text:p>
      <text:p text:style-name="P2"><text:span text:style-name="T1"> </text:span></text:p>
      <text:p text:style-name="P2"><text:span text:style-name="T1">Urszula Wielanowska</text:span></text:p>
      <text:p text:style-name="P2"><text:span text:style-name="T1">Kielce, Poland</text:span></text:p>
      <text:p text:style-name="P1"><text:span text:style-name="T1">________________________________________</text:span></text:p>
      <text:p text:style-name="P5"/>
      <text:p text:style-name="P5"/>
      <text:p text:style-name="P2"><text:span text:style-name="T1">my housefly's autumn</text:span></text:p>
      <text:p text:style-name="P2"><text:soft-page-break/><text:span text:style-name="T1">the window with the hills</text:span></text:p>
      <text:p text:style-name="P2"><text:span text:style-name="T1">of apple trees</text:span></text:p>
      <text:p text:style-name="P2"><text:span text:style-name="T1"> </text:span></text:p>
      <text:p text:style-name="P2"><text:span text:style-name="T1">Michael McClintock</text:span></text:p>
      <text:p text:style-name="P2"><text:span text:style-name="T1">Clovis, California</text:span></text:p>
      <text:p text:style-name="P5"/>
      <text:p text:style-name="P5"/>
      <text:p text:style-name="P2"><text:span text:style-name="T1">unilingual</text:span></text:p>
      <text:p text:style-name="P2"><text:span text:style-name="T1">I study the expressions</text:span></text:p>
      <text:p text:style-name="P2"><text:span text:style-name="T1">in a wren's eye</text:span></text:p>
      <text:p text:style-name="P2"><text:span text:style-name="T1"> </text:span></text:p>
      <text:p text:style-name="P2"><text:span text:style-name="T1">Merrill Ann Gonzales </text:span></text:p>
      <text:p text:style-name="P2"><text:span text:style-name="T1">Dayville, Connecticut</text:span></text:p>
      <text:p text:style-name="P5"/>
      <text:p text:style-name="P5"/>
      <text:p text:style-name="P2"><text:span text:style-name="T1">moonlit waves</text:span></text:p>
      <text:p text:style-name="P2"><text:span text:style-name="T1">the glow of streetlights</text:span></text:p>
      <text:p text:style-name="P2"><text:span text:style-name="T1">on clapboard cottages</text:span></text:p>
      <text:p text:style-name="P2"><text:span text:style-name="T1"> </text:span></text:p>
      <text:p text:style-name="P2"><text:span text:style-name="T1">Garry Eaton</text:span></text:p>
      <text:p text:style-name="P2"><text:span text:style-name="T1">Port Moody, British Columbia, Canada</text:span></text:p>
      <text:p text:style-name="P5"/>
      <text:p text:style-name="P5"/>
      <text:p text:style-name="P2"><text:span text:style-name="T1">first cold day<text:line-break/>the cat kneads<text:line-break/>a patch of sunlight<text:line-break/><text:line-break/>Lauren Mayhew<text:line-break/>Somerville, Massachusetts</text:span></text:p>
      <text:p text:style-name="P5"/>
      <text:p text:style-name="P5"/>
      <text:p text:style-name="P2"><text:span text:style-name="T1">snow in the forecast— <text:line-break/>some extra spice <text:line-break/>in the Jambalya <text:line-break/><text:line-break/>Paul David Mena<text:line-break/>Cocituate, Massachusetts</text:span></text:p>
      <text:p text:style-name="P5"/>
      <text:p text:style-name="P5"/>
      <text:p text:style-name="P2"><text:span text:style-name="T1">first flakes</text:span></text:p>
      <text:p text:style-name="P2"><text:span text:style-name="T1">discovering my childhood</text:span></text:p>
      <text:p text:style-name="P2"><text:span text:style-name="T1">in a box</text:span></text:p>
      <text:p text:style-name="P2"><text:span text:style-name="T1"> </text:span></text:p>
      <text:p text:style-name="P2"><text:span text:style-name="T1">Dietmar Tauchner</text:span></text:p>
      <text:p text:style-name="P2"><text:span text:style-name="T1">Puchberg, Austria</text:span></text:p>
      <text:p text:style-name="P5"/>
      <text:p text:style-name="P5"/>
      <text:p text:style-name="P2"><text:span text:style-name="T1">12.01 am</text:span></text:p>
      <text:p text:style-name="P2"><text:span text:style-name="T1">flying a drunkard's path</text:span></text:p>
      <text:p text:style-name="P2"><text:span text:style-name="T1">the year's first moth</text:span></text:p>
      <text:p text:style-name="P2"><text:span text:style-name="T1"> </text:span></text:p>
      <text:p text:style-name="P2"><text:span text:style-name="T1">Violette Rose-Jones</text:span></text:p>
      <text:p text:style-name="P2"><text:span text:style-name="T1">Coffs Harbour, New South Wales, Australia </text:span></text:p>
      <text:p text:style-name="P5"/>
      <text:p text:style-name="P5"/>
      <text:p text:style-name="P2"><text:span text:style-name="T1">Orion's belt</text:span></text:p>
      <text:p text:style-name="P2"><text:span text:style-name="T1">my words byte by byte</text:span></text:p>
      <text:p text:style-name="P2"><text:span text:style-name="T1">to another continent</text:span></text:p>
      <text:p text:style-name="P2"><text:span text:style-name="T1"> </text:span></text:p>
      <text:p text:style-name="P2"><text:span text:style-name="T1">Deb Baker</text:span></text:p>
      <text:p text:style-name="P2"><text:span text:style-name="T1">Concord, New Hampshire</text:span></text:p>
      <text:p text:style-name="P5"/>
      <text:p text:style-name="P5"/>
      <text:p text:style-name="P2"><text:span text:style-name="T1">snow erasing</text:span></text:p>
      <text:p text:style-name="P2"><text:span text:style-name="T1">the garden's features—</text:span></text:p>
      <text:p text:style-name="P2"><text:span text:style-name="T1">teaching my dad to shave</text:span></text:p>
      <text:p text:style-name="P2"><text:span text:style-name="T1"> </text:span></text:p>
      <text:p text:style-name="P2"><text:span text:style-name="T1">Mathew Spano</text:span></text:p>
      <text:p text:style-name="P2"><text:span text:style-name="T1">Hillsborough, New Jersey</text:span></text:p>
      <text:p text:style-name="P5"/>
      <text:p text:style-name="P5"><text:soft-page-break/></text:p>
      <text:p text:style-name="P2"><text:span text:style-name="T1">after the funeral<text:line-break/>snow covers<text:line-break/>the dark places<text:line-break/><text:line-break/>Jerry Dreesen<text:line-break/>Arcadia, Indiana</text:span></text:p>
      <text:p text:style-name="P1"><text:span text:style-name="T1">________________________________________</text:span></text:p>
      <text:p text:style-name="P5"/>
      <text:p text:style-name="P5"/>
      <text:p text:style-name="P2"><text:span text:style-name="T1">a grain of rice<text:line-break/>on the mayor's face . . .<text:line-break/>New Year's Levee<text:line-break/><text:line-break/>Chen-ou Liu<text:line-break/>Ajax, Ontario, Canada</text:span></text:p>
      <text:p text:style-name="P5"/>
      <text:p text:style-name="P5"/>
      <text:p text:style-name="P2"><text:span text:style-name="T1">January— <text:line-break/>the gym crowded <text:line-break/>with resolutions <text:line-break/><text:line-break/>Paul David Mena<text:line-break/>Cocituate, Massachusetts</text:span></text:p>
      <text:p text:style-name="P5"/>
      <text:p text:style-name="P5"/>
      <text:p text:style-name="P2"><text:span text:style-name="T1">winter chill<text:line-break/>turkey vultures circling<text:line-break/>one of their own</text:span></text:p>
      <text:p text:style-name="P2"><text:span text:style-name="T1"> </text:span></text:p>
      <text:p text:style-name="P2"><text:span text:style-name="T1">Robyn Hood Black<text:line-break/>Gainesville, Georgia </text:span></text:p>
      <text:p text:style-name="P5"/>
      <text:p text:style-name="P5"/>
      <text:p text:style-name="P2"><text:span text:style-name="T1">forecasted storm . . .</text:span></text:p>
      <text:p text:style-name="P2"><text:span text:style-name="T1">the low-battery</text:span></text:p>
      <text:p text:style-name="P2"><text:span text:style-name="T1">in my kindle</text:span></text:p>
      <text:p text:style-name="P2"><text:span text:style-name="T1"> </text:span></text:p>
      <text:p text:style-name="P2"><text:span text:style-name="T1">Connie Donleycott</text:span></text:p>
      <text:p text:style-name="P2"><text:span text:style-name="T1">Bremerton, Washington</text:span></text:p>
      <text:p text:style-name="P5"/>
      <text:p text:style-name="P5"/>
      <text:p text:style-name="P2"><text:span text:style-name="T1">long train<text:line-break/>the roundness of snow<text:line-break/>on tanker cars</text:span></text:p>
      <text:p text:style-name="P2"><text:span text:style-name="T1"> </text:span></text:p>
      <text:p text:style-name="P2"><text:span text:style-name="T1">an’ya</text:span></text:p>
      <text:p text:style-name="P2"><text:span text:style-name="T1">Westfir, Oregon </text:span></text:p>
      <text:p text:style-name="P5"/>
      <text:p text:style-name="P5"/>
      <text:p text:style-name="P2"><text:span text:style-name="T1">hunger moon<text:line-break/>the sound of squirrel teeth<text:line-break/>on a hazelnut</text:span></text:p>
      <text:p text:style-name="P2"><text:span text:style-name="T1"> </text:span></text:p>
      <text:p text:style-name="P2"><text:span text:style-name="T1">Polona Oblak<text:line-break/>Ljubljana, Slovenia</text:span></text:p>
      <text:p text:style-name="P5"/>
      <text:p text:style-name="P5"/>
      <text:p text:style-name="P2"><text:span text:style-name="T1">winter tulips</text:span></text:p>
      <text:p text:style-name="P2"><text:span text:style-name="T1">squeaking</text:span></text:p>
      <text:p text:style-name="P2"><text:span text:style-name="T1">as they enter the vase</text:span></text:p>
      <text:p text:style-name="P2"><text:span text:style-name="T1"> </text:span></text:p>
      <text:p text:style-name="P2"><text:span text:style-name="T1">Hilary Tann </text:span></text:p>
      <text:p text:style-name="P2"><text:span text:style-name="T1">Schuylerville, New York </text:span></text:p>
      <text:p text:style-name="P5"/>
      <text:p text:style-name="P5"/>
      <text:p text:style-name="P2"><text:span text:style-name="T1">winter mist<text:line-break/>at the stoplight pink sneakers<text:line-break/>keep running</text:span></text:p>
      <text:p text:style-name="P2"><text:span text:style-name="T1"> </text:span></text:p>
      <text:p text:style-name="P2"><text:soft-page-break/><text:span text:style-name="T1">Stephen Kusch</text:span></text:p>
      <text:p text:style-name="P2"><text:span text:style-name="T1">Oakland, California</text:span></text:p>
      <text:p text:style-name="P5"/>
      <text:p text:style-name="P5"/>
      <text:p text:style-name="P2"><text:span text:style-name="T1">rabbits at dusk<text:line-break/>as if foxes did not also<text:line-break/>love twilight</text:span></text:p>
      <text:p text:style-name="P2"><text:span text:style-name="T1"> </text:span></text:p>
      <text:p text:style-name="P2"><text:span text:style-name="T1">J. Zimmerman</text:span></text:p>
      <text:p text:style-name="P2"><text:span text:style-name="T1">Santa Cruz, California</text:span></text:p>
      <text:p text:style-name="P5"/>
      <text:p text:style-name="P5"/>
      <text:p text:style-name="P2"><text:span text:style-name="T1">lent is over<text:line-break/>a bartender flips<text:line-break/>the coaster<text:line-break/><text:line-break/>Dan Schwerin<text:line-break/>Greendale, Wisconsin</text:span></text:p>
      <text:p text:style-name="P1"><text:span text:style-name="T1">________________________________________</text:span></text:p>
      <text:p text:style-name="P5"/>
      <text:p text:style-name="P5"/>
      <text:p text:style-name="P2"><text:span text:style-name="T1">pond shimmer<text:line-break/>there not there <text:line-break/>     grebes</text:span></text:p>
      <text:p text:style-name="P2"><text:span text:style-name="T1"> </text:span></text:p>
      <text:p text:style-name="P2"><text:span text:style-name="T1">Gene Murtha</text:span></text:p>
      <text:p text:style-name="P2"><text:span text:style-name="T1">Buena, New Jersey</text:span></text:p>
      <text:p text:style-name="P5"/>
      <text:p text:style-name="P5"/>
      <text:p text:style-name="P2"><text:span text:style-name="T1">filtered sunlight<text:line-break/>where the forest thins<text:line-break/>daffodils<text:line-break/><text:line-break/>Andy Burkhart<text:line-break/>Cincinnati, Ohio</text:span></text:p>
      <text:p text:style-name="P5"/>
      <text:p text:style-name="P5"/>
      <text:p text:style-name="P3"><text:span text:style-name="T1">early spring</text:span></text:p>
      <text:p text:style-name="P3"><text:span text:style-name="T1">the honey pot</text:span></text:p>
      <text:p text:style-name="P3"><text:span text:style-name="T1">nearly empty</text:span></text:p>
      <text:p text:style-name="P7"/>
      <text:p text:style-name="HTML_20_Preformatted"><text:span text:style-name="T6">Giselle Maya</text:span></text:p>
      <text:p text:style-name="P1"><text:span text:style-name="T6">St. Martin de Castillon, France</text:span></text:p>
      <text:p text:style-name="P5"/>
      <text:p text:style-name="P5"/>
      <text:p text:style-name="P2"><text:span text:style-name="T1">her gray hair</text:span></text:p>
      <text:p text:style-name="P2"><text:span text:style-name="T1">gone blonde—</text:span></text:p>
      <text:p text:style-name="P2"><text:span text:style-name="T1">first day of spring</text:span></text:p>
      <text:p text:style-name="P2"><text:span text:style-name="T1"> </text:span></text:p>
      <text:p text:style-name="P2"><text:span text:style-name="T1">Carolyn Hall</text:span></text:p>
      <text:p text:style-name="P2"><text:span text:style-name="T1">San Francisco, California</text:span></text:p>
      <text:p text:style-name="P5"/>
      <text:p text:style-name="P5"/>
      <text:p text:style-name="P2"><text:span text:style-name="T1">goose crossing</text:span></text:p>
      <text:p text:style-name="P2"><text:span text:style-name="T1">the old pick-up's </text:span></text:p>
      <text:p text:style-name="P2"><text:span text:style-name="T1">broken horn</text:span></text:p>
      <text:p text:style-name="P2"><text:span text:style-name="T1"> </text:span></text:p>
      <text:p text:style-name="P2"><text:span text:style-name="T1">Terri L. French</text:span></text:p>
      <text:p text:style-name="P2"><text:span text:style-name="T1">Huntsville, Alabama</text:span></text:p>
      <text:p text:style-name="P5"/>
      <text:p text:style-name="P5"/>
      <text:p text:style-name="P2"><text:span text:style-name="T1">fiddlehead fern</text:span></text:p>
      <text:p text:style-name="P2"><text:span text:style-name="T1">the way it rolls</text:span></text:p>
      <text:p text:style-name="P2"><text:span text:style-name="T1">off the tongue</text:span></text:p>
      <text:p text:style-name="P7"/>
      <text:p text:style-name="P1"><text:span text:style-name="T6">Alan S. Bridges</text:span></text:p>
      <text:p text:style-name="P1"><text:span text:style-name="T6">Littleton, Massachusetts</text:span></text:p>
      <text:p text:style-name="P5"/>
      <text:p text:style-name="P5"/>
      <text:p text:style-name="P2"><text:soft-page-break/><text:span text:style-name="T1">valley stillness—<text:line-break/>a butterfly passes through<text:line-break/>an empty log</text:span></text:p>
      <text:p text:style-name="P2"><text:span text:style-name="T1"> </text:span></text:p>
      <text:p text:style-name="P2"><text:span text:style-name="T1">Rita Odeh</text:span></text:p>
      <text:p text:style-name="P2"><text:span text:style-name="T1">Nazareth, Israel</text:span></text:p>
      <text:p text:style-name="P5"/>
      <text:p text:style-name="P5"/>
      <text:p text:style-name="P2"><text:span text:style-name="T1">sunset</text:span></text:p>
      <text:p text:style-name="P2"><text:span text:style-name="T1">flash of starlings</text:span></text:p>
      <text:p text:style-name="P2"><text:span text:style-name="T1">in the acacia</text:span></text:p>
      <text:p text:style-name="P2"><text:span text:style-name="T1"> </text:span></text:p>
      <text:p text:style-name="P2"><text:span text:style-name="T1">Bob Lucky</text:span></text:p>
      <text:p text:style-name="P2"><text:span text:style-name="T1">Addis Ababa, Ethiopia</text:span></text:p>
      <text:p text:style-name="P5"/>
      <text:p text:style-name="P5"/>
      <text:p text:style-name="P2"><text:span text:style-name="T1">fading stars<text:line-break/>a hedgehog haphazards<text:line-break/>its way back home</text:span></text:p>
      <text:p text:style-name="P5"/>
      <text:p text:style-name="P2"><text:span text:style-name="T1">Alan Summers<text:line-break/>Bradford on Avon, England</text:span></text:p>
      <text:p text:style-name="P5"/>
      <text:p text:style-name="P5"/>
      <text:p text:style-name="P2"><text:span text:style-name="T1">day lilies<text:line-break/>waking to find<text:line-break/>it wasn’t a  dream</text:span></text:p>
      <text:p text:style-name="P2"><text:span text:style-name="T1"> </text:span></text:p>
      <text:p text:style-name="P2"><text:span text:style-name="T1">Ignatius Fay</text:span></text:p>
      <text:p text:style-name="P2"><text:span text:style-name="T1">Sudbury, Ontario, Canada</text:span></text:p>
      <text:p text:style-name="P1"><text:span text:style-name="T1">________________________________________</text:span></text:p>
      <text:p text:style-name="P5"/>
      <text:p text:style-name="P5"/>
      <text:p text:style-name="P5"/>
      <text:p text:style-name="P5"/>
      <text:p text:style-name="P5"><text:bookmark text:name="_GoBack"/></text:p>
      <text:p text:style-name="P5"/>
      <text:p text:style-name="P5"/>
      <text:p text:style-name="P5"/>
      <text:p text:style-name="P2"><text:span text:style-name="T8">Friends of The Heron’s Nest</text:span></text:p>
      <text:p text:style-name="P5"/>
      <text:p text:style-name="P2"><text:span text:style-name="T1">Please move Carolyn Hall from the “Donors” list to the “Sponsors” list.</text:span></text:p>
      <text:p text:style-name="P2"><text:span text:style-name="T1">Please add to “Memorial Gifts” – “Fay Aoyagi remembering Peggy Willis Lyles”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tevenson</meta:initial-creator>
    <dc:creator>John Stevenson</dc:creator>
    <meta:editing-cycles>2</meta:editing-cycles>
    <meta:creation-date>2012-04-12T21:55:00</meta:creation-date>
    <dc:date>2012-04-12T21:55:00</dc:date>
    <meta:editing-duration>P0D</meta:editing-duration>
    <meta:generator>LibreOffice/3.4$Linux LibreOffice_project/340m1$Build-602</meta:generator>
    <meta:document-statistic meta:table-count="0" meta:image-count="0" meta:object-count="0" meta:page-count="15" meta:paragraph-count="474" meta:word-count="1718" meta:character-count="10834" meta:non-whitespace-character-count="92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